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ef4" officeooo:paragraph-rsid="000b3ef4"/>
    </style:style>
    <style:style style:name="P2" style:family="paragraph" style:parent-style-name="Standard">
      <style:text-properties officeooo:rsid="000b3ef4" officeooo:paragraph-rsid="000b3ef4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color="#cccccc" loext:opacity="100%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colage </text:p>
      <text:p text:style-name="P1">Lien divers </text:p>
      <text:p text:style-name="P1"/>
      <text:p text:style-name="P1"/>
      <text:p text:style-name="P1">Magasins </text:p>
      <text:p text:style-name="P1"/>
      <text:p text:style-name="P1">gotools </text:p>
      <text:p text:style-name="P1"/>
      <text:p text:style-name="P1">Achat d’outillage facom</text:p>
      <text:p text:style-name="P1"/>
      <text:p text:style-name="P1">promeca</text:p>
      <text:p text:style-name="P1"/>
      <text:p text:style-name="P1">Tutoriel</text:p>
      <text:p text:style-name="P1"/>
      <text:p text:style-name="P1">Livres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073000000</meta:creation-date>
    <dc:date>2024-06-30T14:16:40.866000000</dc:date>
    <meta:editing-duration>PT11M57S</meta:editing-duration>
    <meta:editing-cycles>1</meta:editing-cycles>
    <meta:document-statistic meta:table-count="0" meta:image-count="0" meta:object-count="0" meta:page-count="1" meta:paragraph-count="8" meta:word-count="11" meta:character-count="84" meta:non-whitespace-character-count="76"/>
    <meta:generator>LibreOffice/7.6.4.1$Windows_X86_64 LibreOffice_project/e19e193f88cd6c0525a17fb7a176ed8e6a3e2aa1</meta:generator>
  </office:meta>
</office:document-meta>
</file>